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27fcb5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157f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style:snap-to-layout-grid="false"/>
      <style:text-properties officeooo:rsid="001f9a0d" officeooo:paragraph-rsid="001f9a0d"/>
    </style:style>
    <style:style style:name="P11" style:family="paragraph" style:parent-style-name="Standard">
      <style:paragraph-properties style:snap-to-layout-grid="false"/>
      <style:text-properties officeooo:rsid="002157ff" officeooo:paragraph-rsid="002157ff"/>
    </style:style>
    <style:style style:name="P12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157ff" officeooo:paragraph-rsid="002157ff"/>
    </style:style>
    <style:style style:name="P13" style:family="paragraph" style:parent-style-name="Standard">
      <style:paragraph-properties style:snap-to-layout-grid="false"/>
      <style:text-properties fo:color="#000000" fo:language="es" fo:country="ES" fo:font-style="italic" officeooo:paragraph-rsid="0027332c" style:font-style-asian="italic" style:language-complex="ar" style:country-complex="SA" style:font-weight-complex="bold"/>
    </style:style>
    <style:style style:name="P14" style:family="paragraph" style:parent-style-name="Standard">
      <style:paragraph-properties style:snap-to-layout-grid="false"/>
      <style:text-properties fo:color="#000000" fo:language="es" fo:country="ES" fo:font-style="italic" officeooo:rsid="002157ff" officeooo:paragraph-rsid="0027332c" style:font-style-asian="italic" style:language-complex="ar" style:country-complex="SA" style:font-weight-complex="bold"/>
    </style:style>
    <style:style style:name="P15" style:family="paragraph" style:parent-style-name="Standard">
      <style:paragraph-properties style:snap-to-layout-grid="false"/>
      <style:text-properties fo:color="#000000" fo:language="es" fo:country="ES" fo:font-style="italic" officeooo:rsid="0027332c" officeooo:paragraph-rsid="0027332c" style:font-style-asian="italic" style:language-complex="ar" style:country-complex="SA" style:font-weight-complex="bold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157ff"/>
    </style:style>
    <style:style style:name="P17" style:family="paragraph" style:parent-style-name="Standard" style:master-page-name="Standard">
      <style:paragraph-properties style:page-number="auto"/>
      <style:text-properties style:font-name="Book Antiqua"/>
    </style:style>
    <style:style style:name="P18" style:family="paragraph" style:parent-style-name="Standard" style:list-style-name="L1">
      <style:paragraph-properties style:snap-to-layout-grid="false"/>
      <style:text-properties officeooo:rsid="0027332c" officeooo:paragraph-rsid="0027332c"/>
    </style:style>
    <style:style style:name="P19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7332c" officeooo:paragraph-rsid="0027332c"/>
    </style:style>
    <style:style style:name="P20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7332c" officeooo:paragraph-rsid="0027332c"/>
    </style:style>
    <style:style style:name="P21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paragraph-rsid="0027332c"/>
    </style:style>
    <style:style style:name="P22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rsid="0027332c" officeooo:paragraph-rsid="0027332c" style:language-complex="ar" style:country-complex="SA"/>
    </style:style>
    <style:style style:name="P23" style:family="paragraph" style:parent-style-name="Standard">
      <style:paragraph-properties style:snap-to-layout-grid="false"/>
      <style:text-properties officeooo:paragraph-rsid="002b27b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f953" style:font-weight-asian="bold"/>
    </style:style>
    <style:style style:name="T4" style:family="text">
      <style:text-properties fo:font-weight="bold" officeooo:rsid="000f7be7" style:font-weight-asian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bold" style:font-weight-asian="bold"/>
    </style:style>
    <style:style style:name="T7" style:family="text">
      <style:text-properties fo:color="#000000" style:font-name="Times New Roman" fo:font-weight="bold" style:font-weight-asian="bold"/>
    </style:style>
    <style:style style:name="T8" style:family="text">
      <style:text-properties fo:color="#000000" style:font-name="Times New Roman" fo:font-weight="normal" officeooo:rsid="0027332c" style:font-weight-asian="normal" style:font-weight-complex="normal"/>
    </style:style>
    <style:style style:name="T9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color="#000000" style:text-line-through-style="none" style:font-name="Times New Roman" fo:font-size="12pt" fo:font-style="normal" style:text-underline-style="none" fo:font-weight="normal" officeooo:rsid="0027332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ff" fo:font-weight="bold" style:font-weight-asian="bold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0000ff" fo:font-weight="bold" officeooo:rsid="002157ff" style:font-weight-asian="bold" style:font-weight-complex="bold"/>
    </style:style>
    <style:style style:name="T14" style:family="text">
      <style:text-properties fo:color="#0000ff" fo:font-weight="bold" officeooo:rsid="001f9a0d" style:font-weight-asian="bold" style:font-weight-complex="bold"/>
    </style:style>
    <style:style style:name="T15" style:family="text">
      <style:text-properties fo:color="#0000ff" fo:font-weight="bold" officeooo:rsid="0026d57f" style:font-weight-asian="bold" style:font-weight-complex="bold"/>
    </style:style>
    <style:style style:name="T16" style:family="text">
      <style:text-properties fo:color="#0000ff" fo:font-weight="bold" officeooo:rsid="0023845f" style:font-weight-asian="bold" style:font-weight-complex="bold"/>
    </style:style>
    <style:style style:name="T17" style:family="text">
      <style:text-properties fo:color="#0000ff" fo:font-weight="bold" officeooo:rsid="0027332c" style:font-weight-asian="bold" style:font-weight-complex="bold"/>
    </style:style>
    <style:style style:name="T18" style:family="text">
      <style:text-properties fo:color="#0000ff" fo:font-weight="bold" officeooo:rsid="002b27b2" style:font-weight-asian="bold" style:font-weight-complex="bold"/>
    </style:style>
    <style:style style:name="T19" style:family="text">
      <style:text-properties fo:color="#0000ff" fo:font-weight="bold" officeooo:rsid="001bf953" style:font-weight-asian="bold"/>
    </style:style>
    <style:style style:name="T20" style:family="text">
      <style:text-properties fo:color="#0000ff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1" style:family="text">
      <style:text-properties officeooo:rsid="001f9a0d"/>
    </style:style>
    <style:style style:name="T22" style:family="text">
      <style:text-properties officeooo:rsid="001bf953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bf953" style:font-weight-asian="normal" style:font-weight-complex="normal"/>
    </style:style>
    <style:style style:name="T25" style:family="text">
      <style:text-properties fo:font-weight="normal" officeooo:rsid="000f7be7" style:font-weight-asian="normal" style:font-weight-complex="normal"/>
    </style:style>
    <style:style style:name="T26" style:family="text">
      <style:text-properties fo:font-weight="normal" officeooo:rsid="001cc9ae" style:font-weight-asian="normal"/>
    </style:style>
    <style:style style:name="T27" style:family="text">
      <style:text-properties fo:font-weight="normal" officeooo:rsid="001bf953" style:font-weight-asian="normal"/>
    </style:style>
    <style:style style:name="T28" style:family="text">
      <style:text-properties fo:font-weight="normal" officeooo:rsid="0027332c" style:font-weight-asian="normal"/>
    </style:style>
    <style:style style:name="T29" style:family="text">
      <style:text-properties officeooo:rsid="000f7be7"/>
    </style:style>
    <style:style style:name="T30" style:family="text">
      <style:text-properties style:use-window-font-color="true" style:font-name="Times New Roman" officeooo:rsid="001f9a0d"/>
    </style:style>
    <style:style style:name="T31" style:family="text">
      <style:text-properties officeooo:rsid="0027332c"/>
    </style:style>
    <style:style style:name="T32" style:family="text">
      <style:text-properties fo:language="es" fo:country="ES" style:language-complex="ar" style:country-complex="SA"/>
    </style:style>
    <style:style style:name="T33" style:family="text">
      <style:text-properties fo:language="es" fo:country="ES" officeooo:rsid="001bf953" style:language-complex="ar" style:country-complex="SA"/>
    </style:style>
    <style:style style:name="T34" style:family="text">
      <style:text-properties fo:language="es" fo:country="ES" officeooo:rsid="0027332c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23">Crear</text:span><text:span text:style-name="UC_5f_NormalAzul_20_Car"><text:span text:style-name="T8"> Rol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4">SGC-ADM-02-</text:span><text:span text:style-name="T15">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UC_5f_NormalAzul_20_Car"><text:span text:style-name="T30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31">Crear un nuevo Rol en el Sistema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T21">El Usuario debe haber iniciado sesión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31">Se ha creado un nuevo proyecto en el sistema.</text:span></text:p>
          </table:table-cell>
          <table:covered-table-cell/>
        </table:table-row>
      </table:table>
      <text:p text:style-name="P9"><text:span text:style-name="UC_5f_NormalAzul_20_Car"><text:span text:style-name="T5"/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7">CURSO NORMAL (Camino Exitoso)</text:span><text:span text:style-name="T6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10"/>
          </table:table-cell>
          <table:table-cell table:style-name="Tabla2.A1" office:value-type="string">
            <text:list xml:id="list2792497532047777723" text:style-name="L1">
              <text:list-item>
                <text:p text:style-name="P18">Se despliega una interfaz en forma de formulario con campos a ser completados para la creación de un nuevo proyecto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85056134016464" text:continue-numbering="true" text:style-name="L1">
              <text:list-item>
                <text:p text:style-name="P21"><text:span text:style-name="T33">Se completan los siguiente</text:span><text:span text:style-name="T34">s</text:span><text:span text:style-name="T33"> campos (los campos con * son obligatorios)</text:span><text:span text:style-name="T32">:</text:span></text:p>
              </text:list-item>
            </text:list>
            <text:list xml:id="list8793288635723298939" text:style-name="L2">
              <text:list-item>
                <text:p text:style-name="P19"><text:span text:style-name="T33">N</text:span><text:span text:style-name="T32">ombre*</text:span></text:p>
              </text:list-item>
              <text:list-item>
                <text:p text:style-name="P22">Descripción</text:p>
              </text:list-item>
              <text:list-item>
                <text:p text:style-name="P22">Conjunto de Permisos*</text:p>
              </text:list-item>
            </text:list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list xml:id="list85055172066520" text:continue-list="list85056134016464" text:style-name="L1">
              <text:list-item>
                <text:p text:style-name="P20">Al seleccionar el atributo Conjunto de Permisos, se realiza una <text:span text:style-name="T2">Búsqueda de Permisos</text:span> (ir al Caso de Uso <text:span text:style-name="T12">SGC-ADM-02-07</text:span>) </text:p>
              </text:list-item>
            </text:list>
          </table:table-cell>
          <table:table-cell table:style-name="Tabla2.B5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list xml:id="list85056027807898" text:continue-numbering="true" text:style-name="L1">
              <text:list-item>
                <text:p text:style-name="P20">Oprime el botón “Crear Rol”</text:p>
              </text:list-item>
            </text:list>
          </table:table-cell>
          <table:table-cell table:style-name="Tabla2.B5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list xml:id="list85056248025149" text:continue-numbering="true" text:style-name="L1">
              <text:list-item>
                <text:p text:style-name="P18">Verifica la validez de los campos. Luego procede a crear el nuevo Rol en el Sistema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list xml:id="list85055173662723" text:continue-numbering="true" text:style-name="L1">
              <text:list-item>
                <text:p text:style-name="P18">Despliega un mensaje de creación exitosa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list xml:id="list85056170170369" text:continue-numbering="true" text:style-name="L1">
              <text:list-item>
                <text:p text:style-name="P18">Se redirige al Caso de Uso Administración<text:span text:style-name="T2"> de Roles y Permisos </text:span><text:span text:style-name="T23">(ir al Caso de Uso </text:span><text:span text:style-name="T12">SGC-ADM-02</text:span><text:span text:style-name="T23">)</text:span>.</text:p>
              </text:list-item>
            </text:list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7">A1. Cancelar</text:p>
            <text:p text:style-name="P16"><text:span text:style-name="Default_20_Paragraph_20_Font"><text:span text:style-name="T9">En el paso </text:span></text:span><text:span text:style-name="Default_20_Paragraph_20_Font"><text:span text:style-name="T10">2 o 3</text:span></text:span><text:span text:style-name="Default_20_Paragraph_20_Font"><text:span text:style-name="T9">, <text:s/>el Usuario hace clic en el botón “Cancelar”, no se realizará ninguna acción y se volverá a la interfaz anterior. </text:span></text:span><text:span text:style-name="Default_20_Paragraph_20_Font"><text:span text:style-name="T20">SGC-02-02</text:span></text:span><text:span text:style-name="Default_20_Paragraph_20_Font"><text:span text:style-name="T9">)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5">2.1-<text:span text:style-name="T29">Error de conexión con la base de datos. </text:span><text:span text:style-name="T25">Se redirige a</text:span><text:span text:style-name="T24">l Caso de Uso</text:span><text:span text:style-name="T25"> </text:span><text:span text:style-name="T4">Administración </text:span><text:span text:style-name="T3">de </text:span><text:span text:style-name="T1">Roles y Permisos</text:span><text:span text:style-name="T24"> (ir al Caso de Uso </text:span><text:span text:style-name="T19">SGC-ADM-0</text:span><text:span text:style-name="T11">2</text:span><text:span text:style-name="T24">).</text:span></text:p>
            <text:p text:style-name="P13">5.1-<text:span text:style-name="T22">El sistema despliega un mensaje de error: “No ha completado los datos obligatorios.”<text:line-break/>Vuelve al paso 2.</text:span></text:p>
            <text:p text:style-name="P14"><text:span text:style-name="T26">5.2-</text:span><text:span text:style-name="T27">El sistema despliega un mensaje de error: “</text:span><text:span text:style-name="T26">Error en la verificación del </text:span><text:span text:style-name="T28">rol</text:span><text:span text:style-name="T26">.</text:span><text:span text:style-name="T27">”<text:line-break/></text:span><text:soft-page-break/><text:span text:style-name="T28">Vuelve al paso 2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16">SGC-ADM-02-01-</text:span><text:span text:style-name="T17">01</text:span>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3">SGC-ADM-</text:span><text:span text:style-name="T17">02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23">Requerimientos Funcionales Asociados: <text:span text:style-name="T18">RF-30, RF-31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1</meta:editing-cycles>
    <meta:editing-duration>PT1H54M57S</meta:editing-duration>
    <dc:date>2014-03-17T08:50:54.205763650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2" meta:word-count="281" meta:character-count="1674" meta:non-whitespace-character-count="1429"/>
  </office:meta>
</office:document-meta>
</file>